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Germany vs Ukraine</text:p>
          </table:table-cell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Topscorer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2"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quote</text:p>
          </table:table-cell>
          <table:table-cell table:style-name="ce3" office:value-type="float" office:value="4.05" calcext:value-type="float">
            <text:p>4.05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" calcext:value-type="float">
            <text:p>8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6" calcext:value-type="float">
            <text:p>8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liability</text:p>
          </table:table-cell>
          <table:table-cell table:formula="of:=[.E7]*([.E4]-1)" office:value-type="float" office:value="30.5" calcext:value-type="float">
            <text:p>30.50</text:p>
          </table:table-cell>
          <table:table-cell/>
          <table:table-cell office:value-type="string" calcext:value-type="string">
            <text:p>stake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100" calcext:value-type="float">
            <text:p>10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5]*([.B4]-1)" office:value-type="float" office:value="30" calcext:value-type="float">
            <text:p>30.00</text:p>
          </table:table-cell>
          <table:table-cell/>
          <table:table-cell office:value-type="string" calcext:value-type="string">
            <text:p>backer's stake</text:p>
          </table:table-cell>
          <table:table-cell table:formula="of:=[.B5]" office:value-type="float" office:value="10" calcext:value-type="float">
            <text:p>10.00</text:p>
          </table:table-cell>
          <table:table-cell/>
          <table:table-cell office:value-type="string" calcext:value-type="string">
            <text:p>profit</text:p>
          </table:table-cell>
          <table:table-cell table:formula="of:=[.H5]*([.H4]-1)" office:value-type="float" office:value="187.5" calcext:value-type="float">
            <text:p>187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5]/([.K4]-1)" office:value-type="float" office:value="13.2275132275132" calcext:value-type="float">
            <text:p>13.2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B7]-[.E5]" office:value-type="float" office:value="-0.5" calcext:value-type="float">
            <text:p>-0.50</text:p>
          </table:table-cell>
          <table:table-cell table:number-columns-repeated="2"/>
          <table:table-cell table:formula="of:=[.E7]-[.B5]" office:value-type="float" office:value="0" calcext:value-type="float">
            <text:p>0.00</text:p>
          </table:table-cell>
          <table:table-cell/>
          <table:table-cell office:value-type="string" calcext:value-type="string">
            <text:p>win</text:p>
          </table:table-cell>
          <table:table-cell table:formula="of:=[.H7]-[.K5]" office:value-type="float" office:value="87.5" calcext:value-type="float">
            <text:p>87.50</text:p>
          </table:table-cell>
          <table:table-cell table:number-columns-repeated="2"/>
          <table:table-cell table:formula="of:=[.K7]-[.H5]" office:value-type="float" office:value="-11.7724867724868" calcext:value-type="float">
            <text:p>-11.7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ebet</text:p>
          </table:table-cell>
          <table:table-cell table:number-columns-repeated="5"/>
          <table:table-cell table:style-name="ce1" office:value-type="string" calcext:value-type="string">
            <text:p>Freebe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2"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2.1" calcext:value-type="float">
            <text:p>2.1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" calcext:value-type="float">
            <text:p>1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6" calcext:value-type="float">
            <text:p>1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ebet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Freebet</text:p>
          </table:table-cell>
          <table:table-cell table:formula="of:=[.H5]"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7.2" calcext:value-type="float">
            <text:p>7.2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14]*([.B13]-1)" office:value-type="float" office:value="30" calcext:value-type="float">
            <text:p>30.00</text:p>
          </table:table-cell>
          <table:table-cell/>
          <table:table-cell office:value-type="string" calcext:value-type="string">
            <text:p>backer's stake</text:p>
          </table:table-cell>
          <table:table-cell table:formula="of:=[.E14]/([.E13]-1)" office:value-type="float" office:value="27.2727272727273" calcext:value-type="float">
            <text:p>27.27</text:p>
          </table:table-cell>
          <table:table-cell/>
          <table:table-cell office:value-type="string" calcext:value-type="string">
            <text:p>profit</text:p>
          </table:table-cell>
          <table:table-cell table:formula="of:=[.H14]*([.H13]-1)" office:value-type="float" office:value="12.5" calcext:value-type="float">
            <text:p>12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14]/([.K13]-1)" office:value-type="float" office:value="12.8571428571429" calcext:value-type="float">
            <text:p>12.8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E9]+[.B16]-[.E14]" office:value-type="float" office:value="0" calcext:value-type="float">
            <text:p>0.00</text:p>
          </table:table-cell>
          <table:table-cell table:number-columns-repeated="2"/>
          <table:table-cell table:formula="of:=[.E16]+[.E9]" office:value-type="float" office:value="27.2727272727273" calcext:value-type="float">
            <text:p>27.27</text:p>
          </table:table-cell>
          <table:table-cell/>
          <table:table-cell office:value-type="string" calcext:value-type="string">
            <text:p>win</text:p>
          </table:table-cell>
          <table:table-cell table:formula="of:=[.K9]+[.H16]-[.K14]" office:value-type="float" office:value="-6.47248677248677" calcext:value-type="float">
            <text:p>-6.47</text:p>
          </table:table-cell>
          <table:table-cell table:number-columns-repeated="2"/>
          <table:table-cell table:formula="of:=[.K16]+[.K9]" office:value-type="float" office:value="1.08465608465608" calcext:value-type="float">
            <text:p>1.08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7:41:25.503247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47:10.515585280</meta:creation-date>
    <dc:date>2016-07-30T18:01:44.541799637</dc:date>
    <meta:editing-duration>PT44M23S</meta:editing-duration>
    <meta:editing-cycles>7</meta:editing-cycles>
    <meta:generator>LibreOffice/5.0.6.2$Linux_X86_64 LibreOffice_project/00m0$Build-2</meta:generator>
    <meta:document-statistic meta:table-count="1" meta:cell-count="72" meta:object-count="0"/>
  </office:meta>
</office:document-meta>
</file>